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58e4" officeooo:paragraph-rsid="000a58e4"/>
    </style:style>
    <style:style style:name="P2" style:family="paragraph" style:parent-style-name="Text_20_body">
      <style:text-properties officeooo:rsid="000c41e1" officeooo:paragraph-rsid="000c41e1"/>
    </style:style>
    <style:style style:name="P3" style:family="paragraph" style:parent-style-name="Text_20_body" style:list-style-name="L1">
      <style:text-properties officeooo:rsid="000a58e4" officeooo:paragraph-rsid="000a58e4"/>
    </style:style>
    <style:style style:name="T1" style:family="text">
      <style:text-properties style:text-position="super 58%"/>
    </style:style>
    <style:style style:name="T2" style:family="text">
      <style:text-properties officeooo:rsid="000c5d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 cours d’informatique en <text:span text:style-name="T2">AC</text:span> <text:span text:style-name="T2">1</text:span><text:span text:style-name="T1">e</text:span></text:h>
      <text:h text:style-name="Heading_20_2" text:outline-level="2">Objectifs du cours</text:h>
      <text:p text:style-name="P1">Le cours visera essentiellement deux objectifs :</text:p>
      <text:list xml:id="list2555959083" text:style-name="L1">
        <text:list-item>
          <text:p text:style-name="P3">Apprendre à utiliser correctement et avec efficacité un ordinateur ; apprendre à utiliser avec discernement les ressources disponibles sur les réseaux</text:p>
        </text:list-item>
        <text:list-item>
          <text:p text:style-name="P3">Réaliser des activités de soutien en rapport avec les cours généraux à l’aide de l’ordinateur : rédaction de blog, <text:span text:style-name="T2">création de dépliants</text:span>, exercices de mathématiques, vocabulaire néerlandais,…</text:p>
        </text:list-item>
      </text:list>
      <text:p text:style-name="P1">Nous apprendrons à utiliser les grandes familles de logiciels classiques : bureautique (traitement de texte, tableur), dessin vectoriel, retouche d’images,… Nous apprendrons à gérer les flots d’informations disponibles sur l’Internet.</text:p>
      <text:h text:style-name="Heading_20_2" text:outline-level="2">Méthode de travail</text:h>
      <text:p text:style-name="P1">Le travail sera surtout individuel, face à l’écran où le cours défile dans des textes à lire, des vidéos, des questions... Il n’y aura presque jamais de cours au tableau.</text:p>
      <text:p text:style-name="P1">Il est permis de travailler en groupes et de s’entraider. Il est permis de parler à voix basse, tant que cela ne dérange pas le travail des autres.</text:p>
      <text:p text:style-name="P2">Pour les travaux d’informatique, chacun peut avancer à son rythme. La limite généralement fixée est d’avoir rendu tous les travaux du trimestre 8 jours avant le bulletin.<text:line-break/>Quand un travail est réalisé dans le cadre d’un autre cours (des diagrammes pour le prochain cours d’EDM, réalisation de fiches de travail en néerlandais,…), ils doivent alors être rendus à une date fixée par le professeur et annoncée au journal de Classe.</text:p>
      <text:h text:style-name="Heading_20_2" text:outline-level="2">Matériel nécessaire</text:h>
      <text:p text:style-name="P1">Rien.</text:p>
      <text:p text:style-name="P1">Le cours est conçu pour que le travail soit entièrement réalisé en classe pour les élèves qui ne prennent pas de retard. Il n’est donc pas nécessaire de disposer d’un ordinateur à la maison.</text:p>
      <text:p text:style-name="P1">En cas de retard pris pour cause de maladie, par exemple, des séances de rattrapage pourront être organisées à certaines heures de midi.</text:p>
      <text:p text:style-name="P1">Pour les élèves qui souhaitent quand même pouvoir travailler à la maison, il est possible de télécharger et d’installer gratuitement et légalement tous les logiciels qui seront utilisés au cours.</text:p>
      <text:h text:style-name="Heading_20_2" text:outline-level="2">Évaluation</text:h>
      <text:p text:style-name="P1">L’évaluation se fait sur les travaux qui sont rendus à chaque cours. Il suffit de réaliser les travaux.</text:p>
      <text:p text:style-name="P1">Si tout se passe normalement, il n’y a pas besoin d’interrogations ou de devoirs.</text:p>
      <text:p text:style-name="P1">Tous les travaux comptent. Il y a toujours quelques points attribués pour les activités d’apprentissage ; les travaux d’utilisation des acquis comptent pour plus de point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Mairesse</meta:initial-creator>
    <meta:creation-date>2016-09-05T19:27:59.443311797</meta:creation-date>
    <dc:date>2017-09-07T08:57:39.669085416</dc:date>
    <meta:editing-duration>PT10M15S</meta:editing-duration>
    <meta:editing-cycles>2</meta:editing-cycles>
    <meta:generator>LibreOffice/5.4.0.3$Linux_X86_64 LibreOffice_project/40m0$Build-3</meta:generator>
    <meta:document-statistic meta:table-count="0" meta:image-count="0" meta:object-count="0" meta:page-count="1" meta:paragraph-count="19" meta:word-count="376" meta:character-count="2350" meta:non-whitespace-character-count="1995"/>
  </office:meta>
</office:document-meta>
</file>